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d26f" officeooo:paragraph-rsid="0018d26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1pt" fo:font-style="italic" style:text-underline-style="none" fo:font-weight="normal" officeooo:paragraph-rsid="001d4fd8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fo:font-style="italic" style:text-underline-style="none" fo:font-weight="normal" officeooo:rsid="002a8d7a" officeooo:paragraph-rsid="002a8d7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size="11pt" fo:font-style="italic" style:text-underline-style="none" fo:font-weight="normal" officeooo:rsid="002b4789" officeooo:paragraph-rsid="002b4789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font-size="11pt" fo:font-style="italic" style:text-underline-style="none" fo:font-weight="normal" officeooo:rsid="002b5d0b" officeooo:paragraph-rsid="002b5d0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fo:font-size="11pt" fo:font-style="italic" officeooo:paragraph-rsid="001d4fd8" style:font-size-asian="11pt" style:font-style-asian="italic" style:font-size-complex="11pt" style:font-style-complex="italic"/>
    </style:style>
    <style:style style:name="P9" style:family="paragraph" style:parent-style-name="Standard">
      <style:text-properties fo:font-size="11pt" fo:font-weight="normal" officeooo:paragraph-rsid="001d4fd8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paragraph-rsid="001d4fd8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1d4fd8" style:font-weight-asian="bold" style:font-weight-complex="bold"/>
    </style:style>
    <style:style style:name="P12" style:family="paragraph" style:parent-style-name="Standard">
      <style:text-properties officeooo:paragraph-rsid="001d4fd8"/>
    </style:style>
    <style:style style:name="T1" style:family="text">
      <style:text-properties officeooo:rsid="00191c0f"/>
    </style:style>
    <style:style style:name="T2" style:family="text">
      <style:text-properties officeooo:rsid="0019c81c"/>
    </style:style>
    <style:style style:name="T3" style:family="text">
      <style:text-properties officeooo:rsid="001fa558"/>
    </style:style>
    <style:style style:name="T4" style:family="text">
      <style:text-properties officeooo:rsid="00208f7a"/>
    </style:style>
    <style:style style:name="T5" style:family="text">
      <style:text-properties officeooo:rsid="00215d4c"/>
    </style:style>
    <style:style style:name="T6" style:family="text">
      <style:text-properties officeooo:rsid="002296f7"/>
    </style:style>
    <style:style style:name="T7" style:family="text">
      <style:text-properties officeooo:rsid="0023d94e"/>
    </style:style>
    <style:style style:name="T8" style:family="text">
      <style:text-properties officeooo:rsid="0024b1e6"/>
    </style:style>
    <style:style style:name="T9" style:family="text">
      <style:text-properties officeooo:rsid="00253708"/>
    </style:style>
    <style:style style:name="T10" style:family="text">
      <style:text-properties officeooo:rsid="00262997"/>
    </style:style>
    <style:style style:name="T11" style:family="text">
      <style:text-properties officeooo:rsid="00271fe7"/>
    </style:style>
    <style:style style:name="T12" style:family="text">
      <style:text-properties officeooo:rsid="00281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’Ogre de l’Arène</text:p>
      <text:p text:style-name="Standard"/>
      <text:p text:style-name="P1">Attributs :</text:p>
      <text:p text:style-name="P2">Santé : <text:span text:style-name="T1">80</text:span></text:p>
      <text:p text:style-name="P2">Défense : <text:span text:style-name="T1">6</text:span></text:p>
      <text:p text:style-name="P2"/>
      <text:p text:style-name="P2">Mana : <text:span text:style-name="T1">39</text:span></text:p>
      <text:p text:style-name="P2">Énergie : <text:span text:style-name="T1">93</text:span></text:p>
      <text:p text:style-name="P2"/>
      <text:p text:style-name="P2">Résistance physique : <text:span text:style-name="T1">5</text:span></text:p>
      <text:p text:style-name="P2">Résistance magique : <text:span text:style-name="T1">1</text:span></text:p>
      <text:p text:style-name="P2"/>
      <text:p text:style-name="P2">Puissance physique : <text:span text:style-name="T1">10</text:span></text:p>
      <text:p text:style-name="P2">Puissance magique : <text:span text:style-name="T1">3</text:span></text:p>
      <text:p text:style-name="P2"/>
      <text:p text:style-name="P2">Points d'actions : 5</text:p>
      <text:p text:style-name="Standard"/>
      <text:p text:style-name="P1">Caractéristiques :</text:p>
      <text:p text:style-name="P2">Force : <text:span text:style-name="T2">10</text:span></text:p>
      <text:p text:style-name="P2">Robustesse : <text:span text:style-name="T2">10</text:span></text:p>
      <text:p text:style-name="P2"/>
      <text:p text:style-name="P2">Endurance : <text:span text:style-name="T2">10</text:span></text:p>
      <text:p text:style-name="P2">Métabolisme : <text:span text:style-name="T2">50</text:span></text:p>
      <text:p text:style-name="P2"/>
      <text:p text:style-name="P2">Agilité : <text:span text:style-name="T2">3</text:span></text:p>
      <text:p text:style-name="P2">Dextérité : <text:span text:style-name="T2">3</text:span></text:p>
      <text:p text:style-name="P2"/>
      <text:p text:style-name="P2">Sagesse : <text:span text:style-name="T2">3</text:span></text:p>
      <text:p text:style-name="P2">Âme : <text:span text:style-name="T2">3</text:span></text:p>
      <text:p text:style-name="Standard"/>
      <text:p text:style-name="P1">Compétences :</text:p>
      <text:p text:style-name="P2">Arme : <text:span text:style-name="T2">1</text:span> + <text:span text:style-name="T2">4</text:span> = <text:s/>5</text:p>
      <text:p text:style-name="P2"/>
      <text:p text:style-name="P11">Capacités :</text:p>
      <text:p text:style-name="P9"><text:span text:style-name="T3">Écrasement</text:span> :</text:p>
      <text:p text:style-name="P8">Type : <text:span text:style-name="T4">physique</text:span></text:p>
      <text:p text:style-name="P8">Portée : <text:span text:style-name="T5">cac</text:span></text:p>
      <text:p text:style-name="P8">Coût : <text:span text:style-name="T6">1 attaque + 1PA +</text:span> <text:span text:style-name="T6">10</text:span>E</text:p>
      <text:p text:style-name="P8">Effet : <text:span text:style-name="T7">+ PP dmg</text:span>, explosion 1</text:p>
      <text:p text:style-name="P12"/>
      <text:p text:style-name="P11">Équipements :</text:p>
      <text:p text:style-name="P10"><text:span text:style-name="T8">Coffre aux trésors</text:span> :</text:p>
      <text:p text:style-name="P4">Force[ 4 ] cases portée</text:p>
      <text:p text:style-name="P4">PP + 1d<text:span text:style-name="T9">12</text:span> dmg contondant</text:p>
      <text:p text:style-name="P4"><text:span text:style-name="T11">3</text:span> PA par attaque</text:p>
      <text:p text:style-name="P4"><text:span text:style-name="T12">x</text:span> Durabilité</text:p>
      <text:p text:style-name="P4"><text:span text:style-name="T12">x</text:span> Résistance</text:p>
      <text:p text:style-name="P4"/>
      <text:p text:style-name="P5">Le coffre contient 1 000 PO et les équipements suivant :</text:p>
      <text:p text:style-name="P6">Masse d’Hector</text:p>
      <text:p text:style-name="P6">Lance d’Alice</text:p>
      <text:p text:style-name="P6">Bouclier de Grimbald</text:p>
      <text:p text:style-name="P7">Robe d’Hemi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Martin-Teyssier</meta:initial-creator>
    <meta:creation-date>2018-10-14T12:06:14.41</meta:creation-date>
    <dc:date>2018-11-08T10:50:47.154807041</dc:date>
    <meta:editing-duration>PT1H37M20S</meta:editing-duration>
    <meta:editing-cycles>138</meta:editing-cycles>
    <meta:generator>LibreOffice/6.0.3.2$Linux_X86_64 LibreOffice_project/00m0$Build-2</meta:generator>
    <meta:document-statistic meta:table-count="0" meta:image-count="0" meta:object-count="0" meta:page-count="1" meta:paragraph-count="40" meta:word-count="141" meta:character-count="669" meta:non-whitespace-character-count="567"/>
  </office:meta>
</office:document-meta>
</file>